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7e4f" officeooo:paragraph-rsid="00070b01"/>
    </style:style>
    <style:style style:name="P2" style:family="paragraph" style:parent-style-name="Standard">
      <style:text-properties officeooo:rsid="0007c393" officeooo:paragraph-rsid="0007c393"/>
    </style:style>
    <style:style style:name="T1" style:family="text">
      <style:text-properties officeooo:rsid="0003e4d6"/>
    </style:style>
    <style:style style:name="T2" style:family="text">
      <style:text-properties officeooo:rsid="0009aa6f"/>
    </style:style>
    <style:style style:name="T3" style:family="text">
      <style:text-properties officeooo:rsid="000a4c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od webs are central in ecology and conservation, shaping species coexistence, <text:span text:style-name="T1">the</text:span> functional roles <text:span text:style-name="T1">of species</text:span>, community stability and functioning. <text:span text:style-name="T1">In parallel, </text:span>human-<text:span text:style-name="T1">induced</text:span> <text:span text:style-name="T1">disturbances are</text:span> rewiring <text:span text:style-name="T1">many</text:span> food webs <text:span text:style-name="T1">driving them to become more simplified and homogeneous. Despite the importance</text:span> <text:span text:style-name="T1">and threats on food webs, </text:span>knowledge on trophic relationships are lacking for most ecosystems and taxa. <text:span text:style-name="T1">To address this knowledge gap, we need models that can predict both pairwise interactions and the food web structure with relatively sparse data. One family of these interaction models uses the functional match between the traits of predators and prey to predict feasible trophic interactions. However, it is unclear if these models are over-simplistic to make reliable predictions or too complex to be calibrated with limited data and make predictions in new systems. We designed a relatively simplistic model that uses species functional traits to predict all potential interactions between European terrestrial vertebrates. Our Bayesian generalized linear model uses predictors describing the vulnerability of the prey, the foraging ability of the predator and the trait-match of interacting species. We address two main questions: (1) How much data are needed to calibrate a useful model ? (2) What are the taxonomic and spatial biases of the model predictions.</text:span></text:p>
      <text:p text:style-name="P2"/>
      <text:p text:style-name="P2">Overall, we estimated the entire European food web relatively well (AUC &gt; 0.9) with <text:span text:style-name="T3">models calibrated with</text:span> a <text:span text:style-name="T3">small </text:span>fraction o<text:span text:style-name="T2">f</text:span> all interactions (100 out of 71k). <text:span text:style-name="T3">On average</text:span>, predators were better predicted than prey, especially for some clades (<text:span text:style-name="T2">e.g., </text:span>storks and fowls). <text:span text:style-name="T3">Also, t</text:span>he number of trophic interactions was consistently over-estimated by 2 to 4 times. <text:span text:style-name="T2">These results suggest that simplistic trait-based models can be used to create preliminary food webs even in region where data are scarce, and help initiate targeted sampling or expert elicitation. We further explore how well our model can be used to transfer knowledge to entirely new ecosystems (e.g., African savanna, High Arctic) and the potential of updating predictions by constraining the structure of the predicted food web. Along with the other recent development in species interaction and ecological network predictions, these results show the </text:span>potential of predictive models to allow the investigation of how food webs and species interactions vary in space and time, and to forecast the consequences of global changes on the composition and structure of eco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4T10:10:32.738129417</meta:creation-date>
    <dc:date>2022-03-03T12:42:39.446262857</dc:date>
    <meta:editing-duration>PT2H22M23S</meta:editing-duration>
    <meta:editing-cycles>2</meta:editing-cycles>
    <meta:generator>LibreOffice/6.0.7.3$Linux_X86_64 LibreOffice_project/00m0$Build-3</meta:generator>
    <meta:document-statistic meta:table-count="0" meta:image-count="0" meta:object-count="0" meta:page-count="1" meta:paragraph-count="2" meta:word-count="379" meta:character-count="2502" meta:non-whitespace-character-count="2125"/>
  </office:meta>
</office:document-meta>
</file>